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list-style-name="L1">
      <style:text-properties fo:language="fr" fo:country="FR"/>
    </style:style>
    <style:style style:name="P3" style:family="paragraph" style:parent-style-name="Text_20_body" style:list-style-name="L2">
      <style:text-properties fo:language="fr" fo:country="FR"/>
    </style:style>
    <style:style style:name="P4" style:family="paragraph" style:parent-style-name="Text_20_body" style:list-style-name="L3">
      <style:text-properties fo:language="fr" fo:country="FR"/>
    </style:style>
    <style:style style:name="P5" style:family="paragraph" style:parent-style-name="Text_20_body" style:list-style-name="L4">
      <style:text-properties fo:language="fr" fo:country="FR"/>
    </style:style>
    <style:style style:name="P6" style:family="paragraph" style:parent-style-name="Text_20_body" style:list-style-name="L4">
      <style:paragraph-properties fo:margin-left="2cm" fo:margin-right="0cm" fo:text-indent="-0.635cm" style:auto-text-indent="false"/>
    </style:style>
    <style:style style:name="P7" style:family="paragraph" style:parent-style-name="Heading_20_1">
      <style:text-properties fo:language="fr" fo:country="FR"/>
    </style:style>
    <style:style style:name="P8" style:family="paragraph" style:parent-style-name="Heading_20_2">
      <style:text-properties fo:language="fr" fo:country="FR"/>
    </style:style>
    <style:style style:name="P9" style:family="paragraph" style:parent-style-name="Standard">
      <style:paragraph-properties fo:line-height="100%" fo:text-align="start" style:justify-single-word="false"/>
      <style:text-properties style:use-window-font-color="true" style:font-name="Liberation Serif" fo:font-size="12pt" fo:language="fr" fo:country="FR" fo:font-weight="normal"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 fo:font-size="12pt" fo:language="fr" fo:country="FR" fo:font-weight="bold"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style:use-window-font-color="true" style:font-name="Calibri1" fo:font-size="11pt" fo:language="fr" fo:country="FR" fo:font-weight="normal"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Calibri1" fo:font-size="11pt" fo:language="fr" fo:country="FR" fo:font-weight="bold" fo:background-color="transparent" style:font-name-asian="Calibri1" style:font-name-complex="Calibri1"/>
    </style:style>
    <style:style style:name="P13" style:family="paragraph" style:parent-style-name="Standard">
      <style:paragraph-properties fo:line-height="100%" fo:text-align="start" style:justify-single-word="false"/>
      <style:text-properties fo:language="fr" fo:country="FR"/>
    </style:style>
    <style:style style:name="T1" style:family="text">
      <style:text-properties style:use-window-font-color="true" style:font-name="Liberation Serif" fo:font-size="12pt" fo:font-weight="normal" fo:background-color="transparent" style:font-name-asian="Liberation Serif" style:font-name-complex="Liberation Serif"/>
    </style:style>
    <style:style style:name="T2" style:family="text">
      <style:text-properties style:use-window-font-color="true" style:font-name="Liberation Serif" fo:font-size="12pt" fo:font-weight="bold" fo:background-color="transparent" style:font-name-asian="Liberation Serif" style:font-name-complex="Liberation Serif"/>
    </style:style>
    <style:style style:name="T3" style:family="text">
      <style:text-properties style:use-window-font-color="true" style:font-name="Calibri1" fo:font-size="11pt" fo:font-weight="bold" fo:background-color="transparent" style:font-name-asian="Calibri1" style:font-name-complex="Calibri1"/>
    </style:style>
    <style:style style:name="T4"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ntexte</text:h>
      <text:p text:style-name="P1">Projet Haine du théâtre</text:p>
      <text:p text:style-name="P1">Constitution du corpus</text:p>
      <text:p text:style-name="P1">Comment on souhaite l’explorer</text:p>
      <text:h text:style-name="P7" text:outline-level="1">Ontologie</text:h>
      <text:list xml:id="list5276568854617940035" text:style-name="L1">
        <text:list-item>
          <text:p text:style-name="P2">Point de départ : comprendre comment sont convoquées les autorités par les auteurs.<text:line-break/>NB : penser à explique ce qu’est une autorité (un auteur cité comme référence).</text:p>
        </text:list-item>
        <text:list-item>
          <text:p text:style-name="P2">Quels sont les auteurs les plus cités ?</text:p>
        </text:list-item>
        <text:list-item>
          <text:p text:style-name="P2">Quels sont les auteurs au centre de la polémique/controverse ? Etc.</text:p>
        </text:list-item>
      </text:list>
      <text:p text:style-name="P1">Utilisation de TXM (étude lexicométrique des collocations : explorer le champ sémantique autour des autorités citées.</text:p>
      <text:p text:style-name="P1">Des champs sémantiques de la polémique apparaissent, par ex. tout un champ sémantique de la condamnation (discours dépréciatif sur le théâtre).</text:p>
      <text:p text:style-name="P1">Idée de consigner ce champ sémantique et les termes caractéristiques (signes linguistiques) dans une ontologie.</text:p>
      <text:p text:style-name="P1">TODO CHIARA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P1">Objectif des membres de l’équipe : indexer le corpus avec un vocabulaire maîtrisé (expertise de l’équipe sur la langue de l’époque, etc.) → consigner l’expertise linguistique (historique) sur les champs sémantiques.</text:p>
      <text:p text:style-name="P1">Plutôt que d’indexer à la main les chapitre, on a l’idée de projeter ces signes linguistiques sur le corpus (étiquetage automatique).</text:p>
      <text:h text:style-name="P7" text:outline-level="1">Projection de l’ontologie sur le corpus</text:h>
      <text:h text:style-name="P8" text:outline-level="2">Que fait-on ?</text:h>
      <text:list xml:id="list292085738305672958" text:style-name="L2">
        <text:list-item>
          <text:p text:style-name="P3">Scripts (java) pour repérer toutes les formes (lemmatisation) des signes linguistiques définis. Enrichissement automatique du XML/TEI.</text:p>
        </text:list-item>
        <text:list-item>
          <text:p text:style-name="P3">TODO : petit schéma fonctionnel : XML/TEI → processing → XML/TEI enrichi.</text:p>
        </text:list-item>
        <text:list-item>
          <text:p text:style-name="P3">Ajout d’une balise &lt;term&gt; dans le flux du texte.<text:line-break/>&lt;term type="Morale_Négative" rend="Déréglé"&gt;déréglés&lt;/term&gt;</text:p>
        </text:list-item>
        <text:list-item>
          <text:p text:style-name="P3">On peut observer l’étiquetage produit pour chaque chapitre :<text:line-break/>Donner ex. Voisin (condamnation)</text:p>
        </text:list-item>
      </text:list>
      <text:p text:style-name="P1">Constat : sans connaissance a priori des textes et sans apprentissage on est capable de déterminer si le texte est laudatif ou dépréciatif.<text:line-break/>On se demande comment exploiter cette donnée, le point de vue défini dans l’ontologie.</text:p>
      <text:p text:style-name="P1">On présente une petite expérience, complémentaire de ce qui est développé à l’ACASA.</text:p>
      <text:p text:style-name="P1"/>
      <text:h text:style-name="P7" text:outline-level="1"><text:soft-page-break/>Explorer le corpus grâce au point de vue défini</text:h>
      <text:h text:style-name="P8" text:outline-level="2">Enrichir la base de données de publication</text:h>
      <text:list xml:id="list7121900539518285760" text:style-name="L3">
        <text:list-item>
          <text:p text:style-name="P4">Les textes sont segmentés au chapitre (un identifiant par chapitre).</text:p>
        </text:list-item>
        <text:list-item>
          <text:p text:style-name="P4">On peut raccrocher les termes à chaque chapitre.</text:p>
        </text:list-item>
        <text:list-item>
          <text:p text:style-name="P4">TODO : expliciter le modèle de table → SemanticTag(term_id, parent_id, chapter_id, text_value)</text:p>
        </text:list-item>
        <text:list-item>
          <text:p text:style-name="P4">On peut donc requêter en exploitant les seuls termes (term_id) ou les champs sémantiques (parent_id)</text:p>
        </text:list-item>
        <text:list-item>
          <text:p text:style-name="P4">Un ex. de question (condamnation) : Chiara ?</text:p>
        </text:list-item>
        <text:list-item>
          <text:p text:style-name="P4">Comme il est délicat de manipuler des effectifs bruts, le modèle prévoit des données quantitatives complémentaires : SemanticChapterStat(chapter_id, 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4">Méthode itérative : Chiara nous soumet des questions ; exprimées en SQL ; analyse des résultats ; reformulations des requêtes, etc.</text:p>
        </text:list-item>
      </text:list>
      <text:h text:style-name="P8" text:outline-level="2">Exemples</text:h>
      <text:p text:style-name="P9"/>
      <text:p text:style-name="P9">------------------------------------------------------------------------------------------------------------------------</text:p>
      <text:p text:style-name="P13"><text:span text:style-name="T2">1 religion</text:span><text:span text:style-name="T1">.</text:span></text:p>
      <text:p text:style-name="P11"/>
      <text:p text:style-name="P9">SELECT chapter_id, count(parent_id) FROM SemanticTag where parent_id='Religion' group by 1 order by 2 desc;</text:p>
      <text:p text:style-name="P9">------------------------------------------------------------------------------------------------------------------------</text:p>
      <text:p text:style-name="P11"/>
      <text:p text:style-name="P9">------------------------------------------------------------------------------------------------------------------------</text:p>
      <text:p text:style-name="P10">2 dieux (au pluriel ! Pour voir la différence entre religion catholique et païenne).</text:p>
      <text:p text:style-name="P9">--&gt; chapitre où on parle de Dieu</text:p>
      <text:p text:style-name="P11"/>
      <text:p text:style-name="P12">--&gt; résultat ordonné par le nombre de Dieu et Dieux dans les chapitres</text:p>
      <text:p text:style-name="P9">SELECT chapter_id, count(term_id), 'Dieu' from SemanticTag where text_value ='Dieu' group by 1,3</text:p>
      <text:p text:style-name="P9">UNION</text:p>
      <text:p text:style-name="P9">SELECT chapter_id, count(term_id), 'Dieux' from SemanticTag where text_value ='Dieux' group by 1,3 order by 2 desc</text:p>
      <text:p text:style-name="P9"/>
      <text:p text:style-name="P10">--&gt; résultat ordonné par le nom du chapitre</text:p>
      <text:p text:style-name="P9">SELECT chapter_id, count(term_id), 'Dieu' from SemanticTag where text_value ='Dieu' group by 1,3</text:p>
      <text:p text:style-name="P9">UNION</text:p>
      <text:p text:style-name="P9">SELECT chapter_id, count(term_id), 'Dieux' from SemanticTag where text_value ='Dieux' group by 1,3 order by 1 desc</text:p>
      <text:p text:style-name="P9">------------------------------------------------------------------------------------------------------------------------</text:p>
      <text:p text:style-name="P11"/>
      <text:p text:style-name="P9">------------------------------------------------------------------------------------------------------------------------</text:p>
      <text:p text:style-name="P10">3 fille, père mère (pour voir comment <text:s/>le champs sémantique de la femme ressort).</text:p>
      <text:p text:style-name="P11"><text:soft-page-break/></text:p>
      <text:p text:style-name="P10">--&gt; où on parle le plus de femmes</text:p>
      <text:p text:style-name="P9">SELECT chapter_id, count(parent_id) FROM SemanticTag where parent_id='Femme' group by 1 order by 2 desc;</text:p>
      <text:p text:style-name="P9"/>
      <text:p text:style-name="P10">--&gt; où on parle à la fois de Femme et de père et de mère. Je fais la somme de Femme Père et Mère</text:p>
      <text:p text:style-name="P9">SELECT chapitre, sum(compte) 'Femme, père et mère' from(</text:p>
      <text:p text:style-name="P9">SELECT chapter_id as chapitre, count(parent_id) as compte, 'Société' FROM SemanticTag <text:s/>where parent_id = 'Société' And term_id in ('Mère','Père') group by 1,3</text:p>
      <text:p text:style-name="P9">UNION</text:p>
      <text:p text:style-name="P9">SELECT chapter_id as chapitre, count(parent_id) as compte, 'Femme' FROM SemanticTag <text:s/>where parent_id='Femme' group by 1,3)</text:p>
      <text:p text:style-name="P9">where chapitre IN</text:p>
      <text:p text:style-name="P9">(</text:p>
      <text:p text:style-name="P9">SELECT chapter_id FROM SemanticTag <text:s/>where parent_id='Société' And term_id in ('Mère','Père')</text:p>
      <text:p text:style-name="P9">INTERSECT</text:p>
      <text:p text:style-name="P9">SELECT chapter_id FROM SemanticTag <text:s/>where parent_id='Femme'</text:p>
      <text:p text:style-name="P9">)</text:p>
      <text:p text:style-name="P9">group by chapitre order by 2 desc</text:p>
      <text:p text:style-name="P9"/>
      <text:p text:style-name="P10">--&gt; où on parle à la fois de Femme et de Réligion. Je fais la somme de Femme et Religion</text:p>
      <text:p text:style-name="P9">SELECT chapitre, sum(compte) 'Femme et Religion' from(</text:p>
      <text:p text:style-name="P9">SELECT chapter_id as chapitre, count(parent_id) as compte, 'Religion' FROM SemanticTag <text:s/>where parent_id='Religion' group by 1,3</text:p>
      <text:p text:style-name="P9">UNION</text:p>
      <text:p text:style-name="P9">SELECT chapter_id as chapitre, count(parent_id) as compte, 'Femme' FROM SemanticTag <text:s/>where parent_id='Femme' group by 1,3)</text:p>
      <text:p text:style-name="P9">where chapitre IN</text:p>
      <text:p text:style-name="P9">(</text:p>
      <text:p text:style-name="P9">SELECT chapter_id FROM SemanticTag <text:s/>where parent_id='Religion' </text:p>
      <text:p text:style-name="P9">INTERSECT</text:p>
      <text:p text:style-name="P9">SELECT chapter_id FROM SemanticTag <text:s/>where parent_id='Femme'</text:p>
      <text:p text:style-name="P9">)</text:p>
      <text:p text:style-name="P9">group by chapitre order by 2 desc------------------------------------------------------------------------------------------------------------------------</text:p>
      <text:p text:style-name="P11"/>
      <text:p text:style-name="P11"/>
      <text:p text:style-name="P9">------------------------------------------------------------------------------------------------------------------------</text:p>
      <text:p text:style-name="P10">4 argent (thématique de l'économie).</text:p>
      <text:p text:style-name="P11"/>
      <text:p text:style-name="P9">SELECT chapter_id, count(parent_id) FROM SemanticTag where parent_id='Economie' group by 1 order by 2 desc;</text:p>
      <text:p text:style-name="P9">------------------------------------------------------------------------------------------------------------------------</text:p>
      <text:p text:style-name="P11"/>
      <text:p text:style-name="P11"/>
      <text:p text:style-name="P9">------------------------------------------------------------------------------------------------------------------------</text:p>
      <text:p text:style-name="P10">5 condamnation (en générale).</text:p>
      <text:p text:style-name="P11"/>
      <text:p text:style-name="P12">--&gt; Les chapitres où on parle de condamnation ordonné par fréquence décroissante</text:p>
      <text:p text:style-name="P9">SELECT chapter_id, count(parent_id) FROM SemanticTag where parent_id='Morale_Négative' group by 1 order by 2 desc;</text:p>
      <text:p text:style-name="P9"><text:soft-page-break/></text:p>
      <text:p text:style-name="P10">--&gt; les chapitres où on parle à la fois de théâtre et de morale_négative ordonné par la somme de théatre et morale_négative</text:p>
      <text:p text:style-name="P9">SELECT chapitre, sum(compte) 'Théâtre et Morale_Négatve' from(</text:p>
      <text:p text:style-name="P9">SELECT chapter_id as chapitre, count(parent_id) as compte, 'Théâtre' FROM SemanticTag <text:s/>where parent_id='Théâtre' group by 1,3</text:p>
      <text:p text:style-name="P9">UNION</text:p>
      <text:p text:style-name="P9">SELECT chapter_id as chapitre, count(parent_id) as compte, 'Morale_Négative' FROM SemanticTag <text:s/>where parent_id='Morale_Négative' group by 1,3)</text:p>
      <text:p text:style-name="P9">where chapitre IN</text:p>
      <text:p text:style-name="P9">(</text:p>
      <text:p text:style-name="P9">SELECT chapter_id FROM SemanticTag <text:s/>where parent_id='Théâtre' </text:p>
      <text:p text:style-name="P9">INTERSECT</text:p>
      <text:p text:style-name="P9">SELECT chapter_id FROM SemanticTag <text:s/>where parent_id='Morale_Négative'</text:p>
      <text:p text:style-name="P9">)</text:p>
      <text:p text:style-name="P9">group by chapitre order by 2 desc</text:p>
      <text:p text:style-name="P9"/>
      <text:p text:style-name="P9">------------------------------------------------------------------------------------------------------------------------</text:p>
      <text:p text:style-name="P11"/>
      <text:p text:style-name="P11"/>
      <text:p text:style-name="P9">------------------------------------------------------------------------------------------------------------------------</text:p>
      <text:p text:style-name="P10">6 qualités négatives (pour voir comment elles sont reliés à la condamnation, si ça marche).</text:p>
      <text:p text:style-name="P11"/>
      <text:p text:style-name="P9">SELECT chapter_id, count(parent_id) FROM SemanticTag where parent_id='Qualité_Négative' group by 1 order by 2 desc;</text:p>
      <text:p text:style-name="P11"/>
      <text:p text:style-name="P13"><text:span text:style-name="T1">--&gt; </text:span><text:span text:style-name="T2">intersection qualité négative et condamnation</text:span></text:p>
      <text:p text:style-name="P11">SELECT chapitre, sum(compte) <text:s/>as 'Qualité_Négative et Morale_Négative' from(</text:p>
      <text:p text:style-name="P11">SELECT chapter_id as chapitre, count(parent_id) as compte, 'Qualité_Négative' FROM SemanticTag <text:s/>where parent_id='Qualité_Négative' group by 1,3</text:p>
      <text:p text:style-name="P11">UNION</text:p>
      <text:p text:style-name="P11">SELECT chapter_id as chapitre, count(parent_id) as compte, 'Morale_Négative' FROM SemanticTag <text:s/>where parent_id='Morale_Négative' group by 1,3)</text:p>
      <text:p text:style-name="P11">where chapitre IN</text:p>
      <text:p text:style-name="P11">(</text:p>
      <text:p text:style-name="P11">SELECT chapter_id FROM SemanticTag <text:s/>where parent_id='Qualité_Négative' </text:p>
      <text:p text:style-name="P11">INTERSECT</text:p>
      <text:p text:style-name="P11">SELECT chapter_id FROM SemanticTag <text:s/>where parent_id='Morale_Négative'</text:p>
      <text:p text:style-name="P11">)</text:p>
      <text:p text:style-name="P11">group by chapitre order by 2 desc</text:p>
      <text:p text:style-name="P11"/>
      <text:p text:style-name="P12">--&gt; liste ordonnée des articles qui contiennent qualité négative et/ou morale négative</text:p>
      <text:p text:style-name="P11">SELECT chapter_id as chapitre, count(parent_id) as compte, 'Qualité_Négative' FROM SemanticTag <text:s/>where parent_id='Qualité_Négative' group by 1,3</text:p>
      <text:p text:style-name="P11">UNION</text:p>
      <text:p text:style-name="P11">SELECT chapter_id as chapitre, count(parent_id) as compte, 'Morale_Négative' FROM SemanticTag <text:s/>where parent_id='Morale_Négative' group by 1,3</text:p>
      <text:p text:style-name="P11">order by 1,2 desc</text:p>
      <text:p text:style-name="P9"/>
      <text:p text:style-name="P9">------------------------------------------------------------------------------------------------------------------------</text:p>
      <text:p text:style-name="P11"/>
      <text:p text:style-name="P11"/>
      <text:p text:style-name="P9">------------------------------------------------------------------------------------------------------------------------</text:p>
      <text:p text:style-name="P10">7 spectateur et moralité négative (c'est possible deux thèmes au même temps?).</text:p>
      <text:p text:style-name="P11"/>
      <text:p text:style-name="P12"><text:soft-page-break/>--&gt; ici tu as les chapitres où il y a à la fois Morale_Négative et Public (Spectateur, Spectatrice et Public). La colonne somme contient la somme de morale_négative et Public (Spectateur, Spectatrice et Public).</text:p>
      <text:p text:style-name="P9">SELECT chapitre, sum(compte) <text:s/>as 'Spectateur, spectatrice public et Morale_Négative' from(</text:p>
      <text:p text:style-name="P9">SELECT chapter_id as chapitre, count(parent_id) as compte, 'Public' FROM SemanticTag <text:s/>where parent_id='Théâtre' and term_id <text:s/>in <text:s/>('Spectateur', 'Spectatrice','Public')</text:p>
      <text:p text:style-name="P9">group by 1,3</text:p>
      <text:p text:style-name="P9">UNION</text:p>
      <text:p text:style-name="P9">SELECT chapter_id as chapitre, count(parent_id) as compte, 'Morale_Négative' FROM SemanticTag <text:s/>where parent_id='Morale_Négative' group by 1,3)</text:p>
      <text:p text:style-name="P9">where chapitre IN</text:p>
      <text:p text:style-name="P9">(</text:p>
      <text:p text:style-name="P9">SELECT chapter_id FROM SemanticTag <text:s/>where parent_id='Théâtre' and term_id <text:s/>in <text:s/>('Spectateur', 'Spectatrice','Public')</text:p>
      <text:p text:style-name="P9">INTERSECT</text:p>
      <text:p text:style-name="P9">SELECT chapter_id FROM SemanticTag <text:s/>where parent_id='Morale_Négative'</text:p>
      <text:p text:style-name="P9">)</text:p>
      <text:p text:style-name="P9">group by chapitre order by 2 desc</text:p>
      <text:p text:style-name="P9"/>
      <text:p text:style-name="P13"><text:span text:style-name="T2">--&gt; ici tu peux voir on détail pour chaque chapitre le nombre de morale négative et de public </text:span><text:span text:style-name="T3"><text:s/>(Spectateur, Spectatrice et Public)</text:span></text:p>
      <text:p text:style-name="P9">SELECT chapter_id as chapitre, count(parent_id) as compte, 'Public' FROM SemanticTag <text:s/>where parent_id='Théâtre' and term_id <text:s/>in <text:s/>('Spectateur', 'Spectatrice','Public')</text:p>
      <text:p text:style-name="P9">group by 1,3</text:p>
      <text:p text:style-name="P9">UNION</text:p>
      <text:p text:style-name="P9">SELECT chapter_id as chapitre, count(parent_id) as compte, 'Morale_Négative' FROM SemanticTag <text:s/>where parent_id='Morale_Négative' group by 1,3</text:p>
      <text:p text:style-name="P9"/>
      <text:p text:style-name="P9"/>
      <text:p text:style-name="P9">------------------------------------------------------------------------------------------------------------------------</text:p>
      <text:p text:style-name="P11"/>
      <text:p text:style-name="P11"/>
      <text:p text:style-name="P9">------------------------------------------------------------------------------------------------------------------------</text:p>
      <text:p text:style-name="P10">8 passion (pour quels auteurs est un thème positif et dans quels chapitres).</text:p>
      <text:p text:style-name="P11"/>
      <text:p text:style-name="P12">--&gt; ici tu as les chapitres où il y a à la fois Morale_Positive et Passion. La colonne somme contient la somme de morale_positive et passion</text:p>
      <text:p text:style-name="P9">SELECT chapitre, sum(compte) <text:s/>as 'Passion et Morale_Positive' from(</text:p>
      <text:p text:style-name="P9">SELECT chapter_id as chapitre, count(parent_id) as compte, 'Passion' FROM SemanticTag <text:s/>where parent_id='Passion'</text:p>
      <text:p text:style-name="P9">group by 1,3</text:p>
      <text:p text:style-name="P9">UNION</text:p>
      <text:p text:style-name="P9">SELECT chapter_id as chapitre, count(parent_id) as compte, 'Morale_Positive' FROM SemanticTag <text:s/>where parent_id='Morale_Positive' group by 1,3)</text:p>
      <text:p text:style-name="P9">where chapitre IN</text:p>
      <text:p text:style-name="P9">(</text:p>
      <text:p text:style-name="P9">SELECT chapter_id FROM SemanticTag <text:s/>where parent_id='Passion'</text:p>
      <text:p text:style-name="P9">INTERSECT</text:p>
      <text:p text:style-name="P9">SELECT chapter_id FROM SemanticTag <text:s/>where parent_id='Morale_Positive'</text:p>
      <text:p text:style-name="P9">)</text:p>
      <text:p text:style-name="P9">group by chapitre order by 2 desc</text:p>
      <text:p text:style-name="P9"/>
      <text:p text:style-name="P9"/>
      <text:p text:style-name="P10"><text:soft-page-break/>--&gt; ici tu peux voir on détail pour chaque chapitre le nombre de morale positive et de passion </text:p>
      <text:p text:style-name="P9"/>
      <text:p text:style-name="P9">SELECT chapter_id as chapitre, count(parent_id) as compte, 'Passion' FROM SemanticTag <text:s/>where parent_id='Passion' </text:p>
      <text:p text:style-name="P9">group by 1,3</text:p>
      <text:p text:style-name="P9">UNION</text:p>
      <text:p text:style-name="P9">SELECT chapter_id as chapitre, count(parent_id) as compte, 'Morale_Positive' FROM SemanticTag <text:s/>where parent_id='Morale_Positive' group by 1,3</text:p>
      <text:p text:style-name="P9"/>
      <text:p text:style-name="P9">------------------------------------------------------------------------------------------------------------------------</text:p>
      <text:p text:style-name="P11"/>
      <text:p text:style-name="P11"/>
      <text:p text:style-name="P9">------------------------------------------------------------------------------------------------------------------------</text:p>
      <text:p text:style-name="P10">9 guerre (où les auteurs parlent de guerre et pourquoi).</text:p>
      <text:p text:style-name="P11"/>
      <text:p text:style-name="P9">SELECT chapter_id, count(parent_id) FROM SemanticTag where parent_id='Guerre' group by 1 order by 2 desc;</text:p>
      <text:p text:style-name="P9">------------------------------------------------------------------------------------------------------------------------</text:p>
      <text:p text:style-name="P11"/>
      <text:p text:style-name="P11"/>
      <text:p text:style-name="P9">------------------------------------------------------------------------------------------------------------------------</text:p>
      <text:p text:style-name="P10">10 théâtre (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11"/>
      <text:p text:style-name="P9">SELECT chapter_id, term_id, count(term_id) FROM SemanticTag where parent_id='Théâtre' and term_id <text:s/>in <text:s/>( 'Théâtre','Comédie','Mystère','Tragi-Comédie','Tragédie') group by 1,2 order by 3 desc</text:p>
      <text:p text:style-name="P11"/>
      <text:p text:style-name="P9">------------------------------------------------------------------------------------------------------------------------</text:p>
      <text:p text:style-name="P9"/>
      <text:p text:style-name="P9"/>
      <text:h text:style-name="P7" text:outline-level="1">Conclusion/Perspectives</text:h>
      <text:list xml:id="list9045605890932780367" text:style-name="L4">
        <text:list-item>
          <text:p text:style-name="P5">Ça marche ? (Chiara)</text:p>
        </text:list-item>
        <text:list-item>
          <text:p text:style-name="P5">Explorer un corpus en fonction du point de vue défini dans une ontologie.</text:p>
        </text:list-item>
        <text:list-item>
          <text:p text:style-name="P5">Méthode et code exploitable dans d’autres contexte (corpus Apollinaire ? Critique?)</text:p>
        </text:list-item>
        <text:list-item>
          <text:p text:style-name="P5">Pondération statistique des résultats (taille des chapitre, fréquence relative des termes, etc.) Amine ?</text:p>
        </text:list-item>
        <text:list-item>
          <text:p text:style-name="P5">Formuler des requêtes en langage naturel (Zied?).</text:p>
        </text:list-item>
        <text:list-item>
          <text:p text:style-name="P5">Problèmes :</text:p>
        </text:list-item>
        <text:list-item>
          <text:p text:style-name="P6"><text:span text:style-name="T4">travail long de construction de l’ontologie</text:span></text:p>
        </text:list-item>
        <text:list-item>
          <text:p text:style-name="P6"><text:span text:style-name="T4">(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span></text:p>
        </text:list-item>
        <text:list-item>
          <text:p text:style-name="P6"><text:span text:style-name="T4">requêtes à formuler à chaque nouveau ca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3T16:38:42</dc:date>
    <dc:creator>Vincent Jolivet</dc:creator>
    <meta:editing-duration>PT47M23S</meta:editing-duration>
    <meta:editing-cycles>56</meta:editing-cycles>
    <meta:generator>OpenOffice.org/3.4.1$Unix OpenOffice.org_project/341m1$Build-9593</meta:generator>
    <meta:document-statistic meta:table-count="0" meta:image-count="0" meta:object-count="0" meta:page-count="6" meta:paragraph-count="178" meta:word-count="1687" meta:character-count="14097"/>
  </office:meta>
</office:document-meta>
</file>